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20000009E5CF3AE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start="Extrémité_20_de_20_ligne_20_4" draw:marker-end="" draw:fill="none" draw:fill-color="#ffffff" fo:min-height="0.5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2.773cm" svg:x="1.241cm" svg:y="13.227cm">
          <draw:image xlink:href="Pictures/10000201000005020000009E5CF3AE1E.png" xlink:type="simple" xlink:show="embed" xlink:actuate="onLoad">
            <text:p/>
          </draw:image>
        </draw:frame>
        <draw:line draw:style-name="gr2" draw:text-style-name="P2" draw:layer="layout" svg:x1="3.569cm" svg:y1="15.928cm" svg:x2="5.577cm" svg:y2="17.192cm">
          <text:p/>
        </draw:line>
        <draw:line draw:style-name="gr2" draw:text-style-name="P2" draw:layer="layout" svg:x1="7.272cm" svg:y1="15.749cm" svg:x2="8.248cm" svg:y2="17.041cm">
          <text:p/>
        </draw:line>
        <draw:line draw:style-name="gr2" draw:text-style-name="P2" draw:layer="layout" svg:x1="13.292cm" svg:y1="15.749cm" svg:x2="11.689cm" svg:y2="16.946cm">
          <text:p/>
        </draw:line>
        <draw:line draw:style-name="gr2" draw:text-style-name="P2" draw:layer="layout" svg:x1="17.5cm" svg:y1="15.749cm" svg:x2="15cm" svg:y2="17cm">
          <text:p/>
        </draw:line>
        <draw:frame draw:style-name="gr3" draw:text-style-name="P4" draw:layer="layout" svg:width="11.641cm" svg:height="1.243cm" svg:x="4.659cm" svg:y="17.023cm">
          <draw:text-box>
            <text:p text:style-name="P3"><text:span text:style-name="T1">Chaque onglet correspond à une page web différente</text:span></text:p>
          </draw:text-box>
        </draw:frame>
        <draw:line draw:style-name="gr2" draw:text-style-name="P2" draw:layer="layout" svg:x1="10.11cm" svg:y1="15.7cm" svg:x2="10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Didier Roche</meta:initial-creator>
    <meta:creation-date>2007-05-10T17:25:38</meta:creation-date>
    <dc:creator>Gabriel Pelouze</dc:creator>
    <dc:date>2010-04-23T01:27:27</dc:date>
    <meta:editing-cycles>4</meta:editing-cycles>
    <meta:editing-duration>PT00H04M17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